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6" style:family="graphic">
      <style:graphic-properties style:protect="size"/>
    </style:style>
    <style:style style:name="pr3" style:family="presentation" style:parent-style-name="_28_Default_29__20_Title_20_Master-title">
      <style:graphic-properties fo:min-height="4.244cm" fo:wrap-option="wrap"/>
    </style:style>
    <style:style style:name="pr5" style:family="presentation" style:parent-style-name="_28_Default_29__20_Title_20_Master-subtitle">
      <style:graphic-properties fo:min-height="5.097cm" fo:wrap-option="wrap"/>
    </style:style>
    <style:style style:name="pr7" style:family="presentation" style:parent-style-name="_28_Default_29__20_Title_20_Master-notes">
      <style:graphic-properties fo:min-height="13.114cm" fo:wrap-option="wrap"/>
    </style:style>
    <style:style style:name="P4" style:family="paragraph">
      <style:paragraph-properties style:punctuation-wrap="simple" style:line-break="strict" style:writing-mode="lr-tb"/>
    </style:style>
  </office:automatic-styles>
  <office:body>
    <office:presentation>
      <draw:page draw:name="page1" draw:style-name="dp1" draw:master-page-name="_28_Default_29__20_Title_20_Master" presentation:presentation-page-layout-name="ALT0">
        <draw:frame presentation:style-name="pr3" draw:text-style-name="P4" draw:layer="layout" svg:width="23.848cm" svg:height="4.244cm" svg:x="2.075cm" svg:y="5.742cm" presentation:class="title" presentation:placeholder="true">
          <draw:text-box/>
        </draw:frame>
        <draw:frame presentation:style-name="pr5" draw:text-style-name="P4" draw:layer="layout" svg:width="19.631cm" svg:height="5.097cm" svg:x="4.183cm" svg:y="11.125cm" presentation:class="subtitl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9" style:family="presentation" style:parent-style-name="_28_Default_29__20_Title_20_Master-title">
      <style:graphic-properties fo:wrap-option="wrap"/>
    </style:style>
    <style:style style:name="Mpr10" style:family="presentation" style:parent-style-name="_28_Default_29__20_Title_20_Master-subtitle">
      <style:graphic-properties fo:wrap-option="wrap"/>
    </style:style>
    <style:style style:name="Mpr11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14" style:family="presentation" style:parent-style-name="_28_Default_29__20_Title_20_Master-notes">
      <style:graphic-properties fo:wrap-option="wrap"/>
    </style:style>
    <style:style style:name="Mpr15" style:family="presentation" style:parent-style-name="_28_Default_29__20_Title_20_Master-backgroundobjects">
      <style:graphic-properties draw:stroke="none" draw:fill="none" draw:auto-grow-height="false" fo:min-height="1.485cm" fo:wrap-option="wrap"/>
    </style:style>
    <style:style style:name="Mpr16" style:family="presentation" style:parent-style-name="_28_Default_29__20_Title_20_Master-backgroundobjects">
      <style:graphic-properties draw:stroke="none" draw:fill="none" draw:textarea-vertical-align="bottom" draw:auto-grow-height="false" fo:min-height="1.485cm" fo:wrap-option="wrap"/>
    </style:style>
    <style:style style:name="Mpr17" style:family="presentation" style:parent-style-name="_28_Default_29__20_Title_2f_Text_20_Master-title">
      <style:graphic-properties fo:wrap-option="wrap"/>
    </style:style>
    <style:style style:name="Mpr18" style:family="presentation" style:parent-style-name="_28_Default_29__20_Title_2f_Text_20_Master-outline1">
      <style:graphic-properties fo:wrap-option="wrap"/>
    </style:style>
    <style:style style:name="Mpr19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20" style:family="presentation" style:parent-style-name="_28_Default_29__20_Title_2f_Text_20_Master-notes">
      <style:graphic-properties fo:wrap-option="wrap"/>
    </style:style>
    <style:style style:name="Mpr21" style:family="presentation" style:parent-style-name="_28_Default_29__20_Title_2f_Text_20_Master-backgroundobjects">
      <style:graphic-properties draw:stroke="none" draw:fill="none" draw:auto-grow-height="false" fo:min-height="1.485cm" fo:wrap-option="wrap"/>
    </style:style>
    <style:style style:name="Mpr22" style:family="presentation" style:parent-style-name="_28_Default_29__20_Title_2f_Text_20_Master-backgroundobjects">
      <style:graphic-properties draw:stroke="none" draw:fill="none" draw:textarea-vertical-align="bottom" draw:auto-grow-height="false" fo:min-height="1.485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4" draw:text-style-name="MP5" draw:layer="backgroundobjects" svg:width="9.113cm" svg:height="1.484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113cm" svg:height="1.484cm" svg:x="11.886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113cm" svg:height="1.484cm" svg:x="0cm" svg:y="28.215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113cm" svg:height="1.484cm" svg:x="11.886cm" svg:y="28.215cm" presentation:class="page-number">
        <draw:text-box>
          <text:p text:style-name="MP6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"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9" draw:layer="backgroundobjects" svg:width="14.848cm" svg:height="11.136cm" svg:x="3.075cm" svg:y="2.257cm" presentation:class="page"/>
        <draw:frame presentation:style-name="Mpr14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5" draw:layer="backgroundobjects" svg:width="9.113cm" svg:height="1.484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113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113cm" svg:height="1.484cm" svg:x="11.886cm" svg:y="28.215cm" presentation:class="page-number">
          <draw:text-box>
            <text:p text:style-name="MP6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17" draw:layer="backgroundobjects" svg:width="14.848cm" svg:height="11.136cm" svg:x="3.075cm" svg:y="2.257cm" presentation:class="page"/>
        <draw:frame presentation:style-name="Mpr20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5" draw:layer="backgroundobjects" svg:width="9.113cm" svg:height="1.484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113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113cm" svg:height="1.484cm" svg:x="11.886cm" svg:y="28.215cm" presentation:class="page-number">
          <draw:text-box>
            <text:p text:style-name="MP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ng jia</meta:initial-creator>
    <meta:creation-date>2011-06-15T15:59:44.46</meta:creation-date>
    <dc:date>2011-06-15T15:59:59.94</dc:date>
    <dc:creator>ming jia</dc:creator>
    <meta:editing-duration>PT00H00M19S</meta:editing-duration>
    <meta:editing-cycles>1</meta:editing-cycles>
    <meta:document-statistic meta:object-count="36"/>
    <meta:generator>IBM_Lotus_Symphony/3.0$Win32 OpenOffice.org_project/310m11$Build-9399</meta:generator>
  </office:meta>
</office:document-meta>
</file>